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af242" officeooo:paragraph-rsid="001af242"/>
    </style:style>
    <style:style style:name="T1" style:family="text">
      <style:text-properties officeooo:rsid="001af242"/>
    </style:style>
    <style:style style:name="T2" style:family="text">
      <style:text-properties officeooo:rsid="000603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gramming Principles</text:h>
      <text:p text:style-name="P1">Bla</text:p>
      <text:h text:style-name="Heading_20_2" text:outline-level="2">SOLID</text:h>
      <text:p text:style-name="P1">Bla</text:p>
      <text:h text:style-name="Heading_20_3" text:outline-level="3"><text:span text:style-name="T2">Single </text:span><text:span text:style-name="T1">R</text:span><text:span text:style-name="T2">esponsibility </text:span><text:span text:style-name="T1">P</text:span><text:span text:style-name="T2">rinciple</text:span></text:h>
      <text:p text:style-name="P1">Bla</text:p>
      <text:h text:style-name="Heading_20_3" text:outline-level="3">Open-Closed Principle</text:h>
      <text:p text:style-name="P1">Bla</text:p>
      <text:h text:style-name="Heading_20_3" text:outline-level="3">Liskov Substitution Principle</text:h>
      <text:p text:style-name="P1">Bla</text:p>
      <text:h text:style-name="Heading_20_3" text:outline-level="3"><text:span text:style-name="T2">Interface Segregation </text:span><text:span text:style-name="T1">Principle</text:span></text:h>
      <text:p text:style-name="P1">Bla</text:p>
      <text:h text:style-name="Heading_20_3" text:outline-level="3"><text:span text:style-name="T2">Dependecy Inversion </text:span><text:span text:style-name="T1">Principle</text:span></text:h>
      <text:p text:style-name="P1">Bla</text:p>
      <text:h text:style-name="Heading_20_2" text:outline-level="2">GRASP</text:h>
      <text:p text:style-name="P1">Bla</text:p>
      <text:h text:style-name="Heading_20_3" text:outline-level="3">Low Coppeling</text:h>
      <text:p text:style-name="P1">Bla</text:p>
      <text:h text:style-name="Heading_20_3" text:outline-level="3">High Cohesion</text:h>
      <text:p text:style-name="P1">Bla</text:p>
      <text:h text:style-name="Heading_20_2" text:outline-level="2">DRY</text:h>
      <text:p text:style-name="P1">Bl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8T13:17:32.233000000</dc:date>
    <meta:editing-duration>PT5M10S</meta:editing-duration>
    <meta:editing-cycles>1</meta:editing-cycles>
    <meta:document-statistic meta:table-count="0" meta:image-count="0" meta:object-count="0" meta:page-count="1" meta:paragraph-count="22" meta:word-count="34" meta:character-count="235" meta:non-whitespace-character-count="223"/>
    <meta:generator>LibreOffice/7.4.2.3$Windows_X86_64 LibreOffice_project/382eef1f22670f7f4118c8c2dd222ec7ad009daf</meta:generator>
  </office:meta>
</office:document-meta>
</file>